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s.do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secases.initParameter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Usecases.getPub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cases.getUsecaseAuthoriz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